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/>
      <style:text-properties officeooo:rsid="001c4497" officeooo:paragraph-rsid="001c4497"/>
    </style:style>
    <style:style style:name="P2" style:family="paragraph" style:parent-style-name="Standard">
      <loext:graphic-properties draw:fill="none"/>
      <style:paragraph-properties fo:margin-left="0cm" fo:margin-right="-0.199cm" fo:text-indent="0cm" style:auto-text-indent="false" fo:break-before="page" fo:background-color="transparent"/>
      <style:text-properties officeooo:rsid="001c4497" officeooo:paragraph-rsid="001c4497"/>
    </style:style>
    <style:style style:name="P3" style:family="paragraph">
      <style:paragraph-properties fo:margin-left="0cm" fo:margin-right="0cm" fo:margin-top="0.101cm" fo:margin-bottom="0.10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style="normal" style:font-style-asian="normal" style:font-style-complex="normal"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top="0.101cm" fo:margin-bottom="0.101cm"/>
      <style:text-properties fo:font-style="normal" style:font-style-asian="normal" style:font-style-complex="normal"/>
    </style:style>
    <style:style style:name="P5" style:family="paragraph">
      <style:paragraph-properties fo:margin-left="0cm" fo:margin-right="0cm" fo:margin-top="0.101cm" fo:margin-bottom="0.10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top="0.101cm" fo:margin-bottom="0.101cm"/>
    </style:style>
    <style:style style:name="P7" style:family="paragraph">
      <style:paragraph-properties fo:margin-left="0cm" fo:margin-right="0cm" fo:margin-top="0.101cm" fo:margin-bottom="0.101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weight="bold" style:font-weight-asian="bold" style:font-weight-complex="bold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top="0.101cm" fo:margin-bottom="0.101cm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tyle="normal" style:font-style-asian="normal" style:font-style-complex="normal"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italic" style:font-weight-asian="bold" style:font-name-complex="Arial1" style:font-size-complex="10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weight-asian="normal" style:font-name-complex="Arial1" style:font-size-complex="10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weight-asian="bold" style:font-name-complex="Arial1" style:font-size-complex="10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Long_20_Dot" svg:stroke-color="#000000" draw:marker-start="Arrow_20_short" draw:marker-end="Arrow_20_short" draw:fill="none" draw:fill-color="#ffffff" draw:auto-grow-height="false" fo:min-height="9.502cm" fo:padding-top="0.049cm" fo:padding-bottom="0.049cm" fo:padding-left="0.049cm" fo:padding-right="0.049cm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" svg:stroke-color="#000000" draw:marker-start="Arrow_20_short" draw:marker-end="Arrow_20_short" draw:fill="none" draw:fill-color="#ffffff" draw:textarea-vertical-align="middle" draw:auto-grow-height="false" fo:min-height="9.502cm" fo:padding-top="0.049cm" fo:padding-bottom="0.049cm" fo:padding-left="0.049cm" fo:padding-right="0.049cm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Long_20_Dot" svg:stroke-color="#000000" draw:marker-start="Arrow_20_short" draw:marker-end="Arrow_20_short" draw:fill="none" draw:fill-color="#ffffff" draw:textarea-vertical-align="top" draw:auto-grow-height="false" fo:min-height="9.5cm" fo:padding-top="0.049cm" fo:padding-bottom="0.049cm" fo:padding-left="0.049cm" fo:padding-right="0.049cm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Long_20_Dot" svg:stroke-color="#000000" draw:marker-start="Arrow_20_short" draw:marker-end="Arrow_20_short" svg:stroke-linecap="butt" draw:fill="none" draw:fill-color="#ffffff" draw:textarea-vertical-align="top" draw:auto-grow-height="false" fo:min-height="9.5cm" fo:padding-top="0.049cm" fo:padding-bottom="0.049cm" fo:padding-left="0.049cm" fo:padding-right="0.049cm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5" draw:name="Text Frame 17" draw:style-name="gr1" draw:text-style-name="P4" svg:width="5.931cm" svg:height="9.501cm" draw:transform="rotate (-3.14159265358979) translate (28.9701111111111cm 10.2499583333333cm)">
        <draw:text-box>
          <text:p text:style-name="P3"><text:span text:style-name="T1">Afterword (Continued)</text:span></text:p>
          <text:p text:style-name="P3"><text:span text:style-name="T2">A</text:span><text:span text:style-name="T3"> System's Guide</text:span><text:span text:style-name="T4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3"><text:span text:style-name="T1">S</text:span><text:span text:style-name="T4">o, if nobody's said it to you yet - welcome; and I mean it.</text:span></text:p>
          <text:p text:style-name="P3"><text:span text:style-name="T1">T</text:span><text:span text:style-name="T4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3"><text:span text:style-name="T1">A</text:span><text:span text:style-name="T4">nd of course, thanks to you - and anyone else you might be - for reading. </text:span><text:span text:style-name="T4"><text:line-break/></text:span><text:span text:style-name="T4">-S</text:span></text:p>
        </draw:text-box>
      </draw:frame>
      <draw:frame text:anchor-type="page" text:anchor-page-number="2" draw:z-index="14" draw:name="Text Frame 15" draw:style-name="gr1" draw:text-style-name="P4" svg:width="5.931cm" svg:height="9.501cm" draw:transform="rotate (-3.14159265358979) translate (21.5406111111111cm 10.2499583333333cm)">
        <draw:text-box>
          <text:p text:style-name="P3"><text:span text:style-name="T1">Afterword (Continued)</text:span></text:p>
          <text:p text:style-name="P3"><text:span text:style-name="T2">A</text:span><text:span text:style-name="T3"> System's Guide</text:span><text:span text:style-name="T4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3"><text:span text:style-name="T1">S</text:span><text:span text:style-name="T4">o, if nobody's said it to you yet - welcome; and I mean it.</text:span></text:p>
          <text:p text:style-name="P3"><text:span text:style-name="T1">T</text:span><text:span text:style-name="T4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3"><text:span text:style-name="T1">A</text:span><text:span text:style-name="T4">nd of course, thanks to you - and anyone else you might be - for reading. </text:span><text:span text:style-name="T4"><text:line-break/></text:span><text:span text:style-name="T4">-S</text:span></text:p>
        </draw:text-box>
      </draw:frame>
      <draw:frame text:anchor-type="page" text:anchor-page-number="2" draw:z-index="13" draw:name="Text Frame 14" draw:style-name="gr1" draw:text-style-name="P6" svg:width="5.931cm" svg:height="9.501cm" svg:x="23.04cm" svg:y="10.749cm">
        <draw:text-box>
          <text:p text:style-name="P5"><text:span text:style-name="T1">Afterword (Continued)</text:span></text:p>
          <text:p text:style-name="P5"><text:span text:style-name="T2">A</text:span><text:span text:style-name="T3"> System's Guide</text:span><text:span text:style-name="T5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5"><text:span text:style-name="T6">S</text:span><text:span text:style-name="T5">o, if nobody's said it to you yet - welcome; and I mean it.</text:span></text:p>
          <text:p text:style-name="P5"><text:span text:style-name="T6">T</text:span><text:span text:style-name="T5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5"><text:span text:style-name="T6">A</text:span><text:span text:style-name="T5">nd of course, thanks to you - and anyone else you might be - for reading. </text:span><text:span text:style-name="T5"><text:line-break/></text:span><text:span text:style-name="T5">-S</text:span></text:p>
        </draw:text-box>
      </draw:frame>
      <draw:frame text:anchor-type="page" text:anchor-page-number="2" draw:z-index="12" draw:name="Text Frame 13" draw:style-name="gr1" draw:text-style-name="P8" svg:width="5.931cm" svg:height="9.501cm" svg:x="15.61cm" svg:y="10.749cm">
        <draw:text-box>
          <text:p text:style-name="P7"><text:span text:style-name="T1">Afterword (Continued)</text:span></text:p>
          <text:p text:style-name="P7"><text:span text:style-name="T2">A</text:span><text:span text:style-name="T3"> System's Guide</text:span><text:span text:style-name="T5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7"><text:span text:style-name="T6">S</text:span><text:span text:style-name="T5">o, if nobody's said it to you yet - welcome; and I mean it.</text:span></text:p>
          <text:p text:style-name="P7"><text:span text:style-name="T6">T</text:span><text:span text:style-name="T5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7"><text:span text:style-name="T6">A</text:span><text:span text:style-name="T5">nd of course, thanks to you - and anyone else you might be - for reading. </text:span><text:span text:style-name="T5"><text:line-break/></text:span><text:span text:style-name="T5">-S</text:span></text:p>
        </draw:text-box>
      </draw:frame>
      <draw:frame text:anchor-type="page" text:anchor-page-number="2" draw:z-index="11" draw:name="Text Frame 12" draw:style-name="gr2" draw:text-style-name="P9" svg:width="5.931cm" svg:height="9.501cm" svg:x="8.179cm" svg:y="10.749cm">
        <draw:text-box>
          <text:p text:style-name="P5"><text:span text:style-name="T1">Afterword (Continued)</text:span></text:p>
          <text:p text:style-name="P5"><text:span text:style-name="T2">A</text:span><text:span text:style-name="T3"> System's Guide</text:span><text:span text:style-name="T4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5"><text:span text:style-name="T1">S</text:span><text:span text:style-name="T4">o, if nobody's said it to you yet - welcome; and I mean it.</text:span></text:p>
          <text:p text:style-name="P5"><text:span text:style-name="T1">T</text:span><text:span text:style-name="T4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5"><text:span text:style-name="T1">A</text:span><text:span text:style-name="T4">nd of course, thanks to you - and anyone else you might be - for reading. </text:span><text:span text:style-name="T4"><text:line-break/></text:span><text:span text:style-name="T4">-S</text:span></text:p>
        </draw:text-box>
      </draw:frame>
      <draw:frame text:anchor-type="page" text:anchor-page-number="2" draw:z-index="10" draw:name="Text Frame 11" draw:style-name="gr3" draw:text-style-name="P10" svg:width="5.931cm" svg:height="9.501cm" draw:transform="rotate (-3.14159265358979) translate (14.1093472222222cm 10.2499583333333cm)">
        <draw:text-box>
          <text:p text:style-name="P3"><text:span text:style-name="T1">Afterword (Continued)</text:span></text:p>
          <text:p text:style-name="P3"><text:span text:style-name="T2">A</text:span><text:span text:style-name="T3"> System's Guide</text:span><text:span text:style-name="T4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3"><text:span text:style-name="T1">S</text:span><text:span text:style-name="T4">o, if nobody's said it to you yet - welcome; and I mean it.</text:span></text:p>
          <text:p text:style-name="P3"><text:span text:style-name="T1">T</text:span><text:span text:style-name="T4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3"><text:span text:style-name="T1">A</text:span><text:span text:style-name="T4">nd of course, thanks to you - and anyone else you might be - for reading. </text:span><text:span text:style-name="T4"><text:line-break/></text:span><text:span text:style-name="T4">-S</text:span></text:p>
        </draw:text-box>
      </draw:frame>
      <draw:frame text:anchor-type="page" text:anchor-page-number="2" draw:z-index="9" draw:name="Text Frame 10" draw:style-name="gr4" draw:text-style-name="P10" svg:width="5.931cm" svg:height="9.501cm" draw:transform="rotate (-3.14159265358979) translate (6.67984722222222cm 10.2499583333333cm)">
        <draw:text-box>
          <text:p text:style-name="P3"><text:span text:style-name="T1">Afterword (Continued)</text:span></text:p>
          <text:p text:style-name="P3"><text:span text:style-name="T2">A</text:span><text:span text:style-name="T3"> System's Guide</text:span><text:span text:style-name="T4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3"><text:span text:style-name="T1">S</text:span><text:span text:style-name="T4">o, if nobody's said it to you yet - welcome; and I mean it.</text:span></text:p>
          <text:p text:style-name="P3"><text:span text:style-name="T1">T</text:span><text:span text:style-name="T4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3"><text:span text:style-name="T1">A</text:span><text:span text:style-name="T4">nd of course, thanks to you - and anyone else you might be - for reading. </text:span><text:span text:style-name="T4"><text:line-break/></text:span><text:span text:style-name="T4">-S</text:span></text:p>
        </draw:text-box>
      </draw:frame>
      <draw:frame text:anchor-type="page" text:anchor-page-number="2" draw:z-index="8" draw:name="Text Frame 1" draw:style-name="gr2" draw:text-style-name="P11" svg:width="5.931cm" svg:height="9.501cm" svg:x="0.75cm" svg:y="10.749cm">
        <draw:text-box>
          <text:p text:style-name="P5"><text:span text:style-name="T1">Afterword (Continued)</text:span></text:p>
          <text:p text:style-name="P5"><text:span text:style-name="T2">A</text:span><text:span text:style-name="T3"> System's Guide</text:span><text:span text:style-name="T5"> is our attempt to write an introduction to plurality that also feels like a welcome - not just for questioning plurals, but systems for whom a welcome is long overdue. This primer is a feeling; I don't want us only painted in the cold presumed-facts of our existence, or the things other people say about us - I want us painted in familiarity, in joy, in diversity, in defiance, and in acceptance. </text:span></text:p>
          <text:p text:style-name="P5"><text:span text:style-name="T6">S</text:span><text:span text:style-name="T5">o, if nobody's said it to you yet - welcome; and I mean it.</text:span></text:p>
          <text:p text:style-name="P5"><text:span text:style-name="T6">T</text:span><text:span text:style-name="T5">hanks immensely to our co-writers – without whom this project would never have become a genuine plural primer, Thanks to our friends and all the systems we've met over the years - on whom the diversity in any of our explanations rely.</text:span></text:p>
          <text:p text:style-name="P5"><text:span text:style-name="T6">A</text:span><text:span text:style-name="T5">nd of course, thanks to you - and anyone else you might be - for reading.</text:span><text:span text:style-name="T5"><text:line-break/></text:span><text:span text:style-name="T5">-S</text:span></text:p>
        </draw:text-box>
      </draw:frame>
      <draw:frame text:anchor-type="page" text:anchor-page-number="1" draw:z-index="7" draw:name="Text Frame 8" draw:style-name="gr1" draw:text-style-name="P6" svg:width="5.931cm" svg:height="9.501cm" svg:x="15.61cm" svg:y="10.749cm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6" draw:name="Text Frame 9" draw:style-name="gr1" draw:text-style-name="P6" svg:width="5.931cm" svg:height="9.501cm" svg:x="23.04cm" svg:y="10.749cm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5" draw:name="Text Frame 7" draw:style-name="gr2" draw:text-style-name="P9" svg:width="5.931cm" svg:height="9.501cm" svg:x="8.179cm" svg:y="10.749cm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4" draw:name="Text Frame 6" draw:style-name="gr1" draw:text-style-name="P6" svg:width="5.931cm" svg:height="9.501cm" draw:transform="rotate (-3.14159265358979) translate (28.9701111111111cm 10.2499583333333cm)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3" draw:name="Text Frame 5" draw:style-name="gr1" draw:text-style-name="P6" svg:width="5.931cm" svg:height="9.501cm" draw:transform="rotate (-3.14159265358979) translate (21.5406111111111cm 10.2499583333333cm)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2" draw:name="Text Frame 4" draw:style-name="gr4" draw:text-style-name="P13" svg:width="5.931cm" svg:height="9.501cm" draw:transform="rotate (-3.14159265358979) translate (6.67984722222222cm 10.2499583333333cm)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1" draw:name="Text Frame 3" draw:style-name="gr2" draw:text-style-name="P11" svg:width="5.931cm" svg:height="9.501cm" svg:x="0.75cm" svg:y="10.749cm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draw:frame text:anchor-type="page" text:anchor-page-number="1" draw:z-index="0" draw:name="Text Frame 2" draw:style-name="gr3" draw:text-style-name="P13" svg:width="5.931cm" svg:height="9.501cm" draw:transform="rotate (-3.14159265358979) translate (14.1093472222222cm 10.2499583333333cm)">
        <draw:text-box>
          <text:p text:style-name="P5"><text:span text:style-name="T1">Afterword</text:span></text:p>
          <text:p text:style-name="P12"><text:span text:style-name="T1">Y</text:span><text:span text:style-name="T4">ou might be reading this as your first introduction to plurality - rest assured we're both proud of and terrified by this fact. Our first introduction to plurality was </text:span><text:span text:style-name="T3">More Than One (morethanone.info)</text:span><text:span text:style-name="T4">. At the time we found it invaluable - and it absolutely inspired us to write about plurality in a way that (through much introspection, discussion, rewrites, and self-disagreements) would eventually lead to </text:span><text:span text:style-name="T3">A System's Guide</text:span><text:span text:style-name="T4">. </text:span><text:span text:style-name="T4"><text:line-break/></text:span><text:span text:style-name="T2">M</text:span><text:span text:style-name="T3">ore Than One</text:span><text:span text:style-name="T4">, to us, always felt like an excellent book to throw in people's faces to try and explain the personality crisis we were going through: It's very matter-of-fact, it makes an effort to sound impartial, and it outwardly confronts a lot of reactionary sysphobic rhetoric. But Plurality as a queer community is fledgling at best, teething at worst - and its needs change, or at least, our needs for it changed.</text:span></text:p>
        </draw:text-box>
      </draw:fram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20T16:16:32.905000000</meta:creation-date>
    <dc:date>2026-02-04T11:44:15.360650200</dc:date>
    <meta:editing-duration>PT15H12M22S</meta:editing-duration>
    <meta:editing-cycles>42</meta:editing-cycles>
    <meta:generator>LibreOffice/25.2.7.2$Windows_X86_64 LibreOffice_project/5cbfd1ab6520636bb5f7b99185aa69bd7456825d</meta:generator>
    <meta:print-date>2026-02-04T11:43:19.303341300</meta:print-date>
    <meta:printed-by>PDF files</meta:printed-by>
    <meta:document-statistic meta:table-count="0" meta:image-count="0" meta:object-count="0" meta:page-count="2" meta:paragraph-count="0" meta:word-count="0" meta:character-count="0" meta:non-whitespace-character-count="0"/>
  </office:meta>
</office:document-meta>
</file>